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y_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ample</text:p>
          </table:table-cell>
          <table:table-cell office:value-type="string" table:style-name="ce1">
            <text:p>group</text:p>
          </table:table-cell>
          <table:table-cell office:value-type="string" table:style-name="ce1">
            <text:p>observation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</text:p>
          </table:table-cell>
          <table:table-cell office:value-type="float" office:value="1.5" table:style-name="ce1">
            <text:p>1.5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meta:initial-creator>Pedro J. Aphalo</meta:initial-creator>
    <dc:creator>Pedro J. Aphalo</dc:creator>
    <meta:creation-date>2017-01-25T12:01:33Z</meta:creation-date>
    <dc:date>2019-07-28T12:12:53Z</dc:date>
  </office:meta>
</office:document-meta>
</file>